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DejaVu Sans" svg:font-family="'DejaVu Sans'" style:font-adornments="Book" style:font-family-generic="swiss" style:font-pitch="variable"/>
    <style:font-face style:name="Trebuchet MS" svg:font-family="'Trebuchet MS'" style:font-adornments="Negrita Cursiv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3.42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4.04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099cm"/>
    </style:style>
    <style:style style:name="co11" style:family="table-column">
      <style:table-column-properties fo:break-before="auto" style:column-width="4.639cm"/>
    </style:style>
    <style:style style:name="co12" style:family="table-column">
      <style:table-column-properties fo:break-before="auto" style:column-width="3.628cm"/>
    </style:style>
    <style:style style:name="co13" style:family="table-column">
      <style:table-column-properties fo:break-before="auto" style:column-width="3.498cm"/>
    </style:style>
    <style:style style:name="co14" style:family="table-column">
      <style:table-column-properties fo:break-before="auto" style:column-width="2.773cm"/>
    </style:style>
    <style:style style:name="co15" style:family="table-column">
      <style:table-column-properties fo:break-before="auto" style:column-width="3.861cm"/>
    </style:style>
    <style:style style:name="co16" style:family="table-column">
      <style:table-column-properties fo:break-before="auto" style:column-width="4.09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atos1">
      <style:paragraph-properties fo:margin-left="0cm"/>
    </style:style>
    <style:style style:name="ce2" style:family="table-cell" style:parent-style-name="Datos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atos" style:data-style-name="N109"/>
    <style:style style:name="ce4" style:family="table-cell" style:parent-style-name="Datos" style:data-style-name="N108"/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elda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Datos"/>
        <table:table-column table:style-name="co4" table:default-cell-style-name="Datos"/>
        <table:table-column table:style-name="co5" table:default-cell-style-name="Datos"/>
        <table:table-row table:style-name="ro1">
          <table:table-cell table:style-name="Heading" office:value-type="string" table:number-columns-spanned="3" table:number-rows-spanned="1">
            <text:p>Número máximo de vecinos</text:p>
          </table:table-cell>
          <table:covered-table-cell table:style-name="Heading"/>
          <table:covered-table-cell table:style-name="Default"/>
          <table:table-cell table:style-name="Heading1" office:value-type="string" table:number-columns-spanned="2" table:number-rows-spanned="1">
            <text:p>((R * 2) + 1)^D – 1</text:p>
          </table:table-cell>
          <table:covered-table-cell table:style-name="Default"/>
        </table:table-row>
        <table:table-row table:style-name="ro1">
          <table:table-cell table:style-name="Heading" office:value-type="string" table:number-columns-spanned="3" table:number-rows-spanned="1">
            <text:p>Número mínimo de vecinos</text:p>
          </table:table-cell>
          <table:covered-table-cell table:style-name="Heading"/>
          <table:covered-table-cell table:style-name="Default"/>
          <table:table-cell table:style-name="Heading1" office:value-type="string" table:number-columns-spanned="2" table:number-rows-spanned="1">
            <text:p>(R + 1)^D – 1</text:p>
          </table:table-cell>
          <table:covered-table-cell table:style-name="Default"/>
        </table:table-row>
        <table:table-row table:style-name="ro1">
          <table:table-cell table:style-name="Heading" office:value-type="string" table:number-columns-spanned="3" table:number-rows-spanned="1">
            <text:p>Distintas posiciones posibles</text:p>
          </table:table-cell>
          <table:covered-table-cell table:style-name="Heading"/>
          <table:covered-table-cell table:style-name="Default"/>
          <table:table-cell table:style-name="Heading1" office:value-type="string" table:number-columns-spanned="2" table:number-rows-spanned="1">
            <text:p>(R + 1)^D</text:p>
          </table:table-cell>
          <table:covered-table-cell table:style-name="Default"/>
        </table:table-row>
        <table:table-row table:style-name="ro2">
          <table:table-cell table:style-name="Default" table:number-columns-repeated="5"/>
        </table:table-row>
        <table:table-row table:style-name="ro3">
          <table:table-cell table:style-name="Cabecera" office:value-type="string">
            <text:p>Dimensiones (D)</text:p>
          </table:table-cell>
          <table:table-cell table:style-name="Cabecera" office:value-type="string">
            <text:p>Radio (R) </text:p>
          </table:table-cell>
          <table:table-cell table:style-name="Cabecera" office:value-type="string">
            <text:p>Número máximo de vecinos</text:p>
          </table:table-cell>
          <table:table-cell table:style-name="Cabecera" office:value-type="string">
            <text:p>Número mínimo de vecinos</text:p>
          </table:table-cell>
          <table:table-cell table:style-name="Cabecera" office:value-type="string">
            <text:p>Distintas posiciones posibles</text:p>
          </table:table-cell>
        </table:table-row>
        <table:table-row table:style-name="ro4">
          <table:table-cell table:number-columns-repeated="2" office:value-type="float" office:value="1">
            <text:p>1</text:p>
          </table:table-cell>
          <table:table-cell table:formula="of:=(([.B6] * 2) + 1)^[.A6] - 1" office:value-type="float" office:value="2">
            <text:p>2</text:p>
          </table:table-cell>
          <table:table-cell table:formula="of:=([.B6] + 1)^[.A6] - 1" office:value-type="float" office:value="1">
            <text:p>1</text:p>
          </table:table-cell>
          <table:table-cell table:formula="of:=([.B6] + 1)^[.A6]" office:value-type="float" office:value="2">
            <text:p>2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([.B7] * 2) + 1)^[.A7] - 1" office:value-type="float" office:value="4">
            <text:p>4</text:p>
          </table:table-cell>
          <table:table-cell table:formula="of:=([.B7] + 1)^[.A7] - 1" office:value-type="float" office:value="2">
            <text:p>2</text:p>
          </table:table-cell>
          <table:table-cell table:formula="of:=([.B7] + 1)^[.A7]" office:value-type="float" office:value="3">
            <text:p>3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(([.B8] * 2) + 1)^[.A8] - 1" office:value-type="float" office:value="6">
            <text:p>6</text:p>
          </table:table-cell>
          <table:table-cell table:formula="of:=([.B8] + 1)^[.A8] - 1" office:value-type="float" office:value="3">
            <text:p>3</text:p>
          </table:table-cell>
          <table:table-cell table:formula="of:=([.B8] + 1)^[.A8]" office:value-type="float" office:value="4">
            <text:p>4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([.B9] * 2) + 1)^[.A9] - 1" office:value-type="float" office:value="8">
            <text:p>8</text:p>
          </table:table-cell>
          <table:table-cell table:formula="of:=([.B9] + 1)^[.A9] - 1" office:value-type="float" office:value="3">
            <text:p>3</text:p>
          </table:table-cell>
          <table:table-cell table:formula="of:=([.B9] + 1)^[.A9]" office:value-type="float" office:value="4">
            <text:p>4</text:p>
          </table:table-cell>
        </table:table-row>
        <table:table-row table:style-name="ro4">
          <table:table-cell table:number-columns-repeated="2" office:value-type="float" office:value="2">
            <text:p>2</text:p>
          </table:table-cell>
          <table:table-cell table:formula="of:=(([.B10] * 2) + 1)^[.A10] - 1" office:value-type="float" office:value="24">
            <text:p>24</text:p>
          </table:table-cell>
          <table:table-cell table:formula="of:=([.B10] + 1)^[.A10] - 1" office:value-type="float" office:value="8">
            <text:p>8</text:p>
          </table:table-cell>
          <table:table-cell table:formula="of:=([.B10] + 1)^[.A10]" office:value-type="float" office:value="9">
            <text:p>9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([.B11] * 2) + 1)^[.A11] - 1" office:value-type="float" office:value="48">
            <text:p>48</text:p>
          </table:table-cell>
          <table:table-cell table:formula="of:=([.B11] + 1)^[.A11] - 1" office:value-type="float" office:value="15">
            <text:p>15</text:p>
          </table:table-cell>
          <table:table-cell table:formula="of:=([.B11] + 1)^[.A11]" office:value-type="float" office:value="16">
            <text:p>16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([.B12] * 2) + 1)^[.A12] - 1" office:value-type="float" office:value="26">
            <text:p>26</text:p>
          </table:table-cell>
          <table:table-cell table:formula="of:=([.B12] + 1)^[.A12] - 1" office:value-type="float" office:value="7">
            <text:p>7</text:p>
          </table:table-cell>
          <table:table-cell table:formula="of:=([.B12] + 1)^[.A12]" office:value-type="float" office:value="8">
            <text:p>8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(([.B13] * 2) + 1)^[.A13] - 1" office:value-type="float" office:value="124">
            <text:p>124</text:p>
          </table:table-cell>
          <table:table-cell table:formula="of:=([.B13] + 1)^[.A13] - 1" office:value-type="float" office:value="26">
            <text:p>26</text:p>
          </table:table-cell>
          <table:table-cell table:formula="of:=([.B13] + 1)^[.A13]" office:value-type="float" office:value="27">
            <text:p>27</text:p>
          </table:table-cell>
        </table:table-row>
        <table:table-row table:style-name="ro4">
          <table:table-cell table:number-columns-repeated="2" office:value-type="float" office:value="3">
            <text:p>3</text:p>
          </table:table-cell>
          <table:table-cell table:formula="of:=(([.B14] * 2) + 1)^[.A14] - 1" office:value-type="float" office:value="342">
            <text:p>342</text:p>
          </table:table-cell>
          <table:table-cell table:formula="of:=([.B14] + 1)^[.A14] - 1" office:value-type="float" office:value="63">
            <text:p>63</text:p>
          </table:table-cell>
          <table:table-cell table:formula="of:=([.B14] + 1)^[.A14]" office:value-type="float" office:value="64">
            <text:p>64</text:p>
          </table:table-cell>
        </table:table-row>
      </table:table>
      <table:table table:name="Rendimiento" table:style-name="ta1" table:print="false">
        <office:forms form:automatic-focus="false" form:apply-design-mode="false"/>
        <table:table-column table:style-name="co7" table:default-cell-style-name="ce2"/>
        <table:table-column table:style-name="co8" table:default-cell-style-name="Datos"/>
        <table:table-column table:style-name="co9" table:default-cell-style-name="Datos"/>
        <table:table-column table:style-name="co10" table:default-cell-style-name="Datos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6" table:number-columns-repeated="1014" table:default-cell-style-name="Default"/>
        <table:table-row table:style-name="ro3">
          <table:table-cell table:style-name="Cabecera" office:value-type="string">
            <text:p>Fichero</text:p>
          </table:table-cell>
          <table:table-cell table:style-name="Cabecera" office:value-type="string">
            <text:p>Filas</text:p>
          </table:table-cell>
          <table:table-cell table:style-name="Cabecera" office:value-type="string">
            <text:p>Columnas</text:p>
          </table:table-cell>
          <table:table-cell table:style-name="Cabecera" office:value-type="string">
            <text:p>Tamaño (casillas)</text:p>
          </table:table-cell>
          <table:table-cell table:style-name="Cabecera" office:value-type="string">
            <text:p>T. Algoritmo recursivo no final (x5000)</text:p>
          </table:table-cell>
          <table:table-cell table:style-name="Cabecera" office:value-type="string">
            <text:p>T. Algoritmo iterativo (x5000)</text:p>
          </table:table-cell>
          <table:table-cell table:style-name="Cabecera" office:value-type="string">
            <text:p>T. Algoritmo recursivo no final</text:p>
          </table:table-cell>
          <table:table-cell table:style-name="Cabecera" office:value-type="string">
            <text:p>T. Algoritmo iterativo</text:p>
          </table:table-cell>
          <table:table-cell table:style-name="Cabecera" office:value-type="string">
            <text:p>Tiempo por celda (recursivo x5000)</text:p>
          </table:table-cell>
          <table:table-cell table:style-name="Cabecera" office:value-type="string">
            <text:p>Tiempo por celda (iterativo x5000)</text:p>
          </table:table-cell>
          <table:table-cell table:style-name="ce5" table:number-columns-repeated="1014"/>
        </table:table-row>
        <table:table-row table:style-name="ro2">
          <table:table-cell office:value-type="string">
            <text:p>01X01.TXT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office:value-type="float" office:value="0">
            <text:p>0 ms</text:p>
          </table:table-cell>
          <table:table-cell office:value-type="float" office:value="10">
            <text:p>10 ms</text:p>
          </table:table-cell>
          <table:table-cell table:formula="of:=[.E2]/5000" office:value-type="float" office:value="0">
            <text:p>0,000 ms</text:p>
          </table:table-cell>
          <table:table-cell table:formula="of:=[.F2]/5000" office:value-type="float" office:value="0.002">
            <text:p>0,002 ms</text:p>
          </table:table-cell>
          <table:table-cell table:formula="of:=[.E2]/[.D2]" office:value-type="float" office:value="0">
            <text:p>0,000 ms</text:p>
          </table:table-cell>
          <table:table-cell table:formula="of:=[.F2]/[.D2]" office:value-type="float" office:value="10">
            <text:p>10,000 ms</text:p>
          </table:table-cell>
          <table:table-cell table:number-columns-repeated="1014"/>
        </table:table-row>
        <table:table-row table:style-name="ro2">
          <table:table-cell office:value-type="string">
            <text:p>02X02.TXT</text:p>
          </table:table-cell>
          <table:table-cell table:number-columns-repeated="2" office:value-type="float" office:value="2">
            <text:p>2</text:p>
          </table:table-cell>
          <table:table-cell table:formula="of:=[.B3]*[.C3]" office:value-type="float" office:value="4">
            <text:p>4</text:p>
          </table:table-cell>
          <table:table-cell table:number-columns-repeated="2" office:value-type="float" office:value="30">
            <text:p>30 ms</text:p>
          </table:table-cell>
          <table:table-cell table:formula="of:=[.E3]/5000" office:value-type="float" office:value="0.006">
            <text:p>0,006 ms</text:p>
          </table:table-cell>
          <table:table-cell table:formula="of:=[.F3]/5000" office:value-type="float" office:value="0.006">
            <text:p>0,006 ms</text:p>
          </table:table-cell>
          <table:table-cell table:formula="of:=[.E3]/[.D3]" office:value-type="float" office:value="7.5">
            <text:p>7,500 ms</text:p>
          </table:table-cell>
          <table:table-cell table:formula="of:=[.F3]/[.D3]" office:value-type="float" office:value="7.5">
            <text:p>7,500 ms</text:p>
          </table:table-cell>
          <table:table-cell table:number-columns-repeated="1014"/>
        </table:table-row>
        <table:table-row table:style-name="ro2">
          <table:table-cell office:value-type="string">
            <text:p>03X03.TXT</text:p>
          </table:table-cell>
          <table:table-cell table:number-columns-repeated="2" office:value-type="float" office:value="3">
            <text:p>3</text:p>
          </table:table-cell>
          <table:table-cell table:formula="of:=[.B4]*[.C4]" office:value-type="float" office:value="9">
            <text:p>9</text:p>
          </table:table-cell>
          <table:table-cell office:value-type="float" office:value="70">
            <text:p>70 ms</text:p>
          </table:table-cell>
          <table:table-cell office:value-type="float" office:value="60">
            <text:p>60 ms</text:p>
          </table:table-cell>
          <table:table-cell table:formula="of:=[.E4]/5000" office:value-type="float" office:value="0.014">
            <text:p>0,014 ms</text:p>
          </table:table-cell>
          <table:table-cell table:formula="of:=[.F4]/5000" office:value-type="float" office:value="0.012">
            <text:p>0,012 ms</text:p>
          </table:table-cell>
          <table:table-cell table:formula="of:=[.E4]/[.D4]" office:value-type="float" office:value="7.77777777777778">
            <text:p>7,778 ms</text:p>
          </table:table-cell>
          <table:table-cell table:formula="of:=[.F4]/[.D4]" office:value-type="float" office:value="6.66666666666667">
            <text:p>6,667 ms</text:p>
          </table:table-cell>
          <table:table-cell table:number-columns-repeated="1014"/>
        </table:table-row>
        <table:table-row table:style-name="ro2">
          <table:table-cell office:value-type="string">
            <text:p>10X01-1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5]*[.C5]" office:value-type="float" office:value="10">
            <text:p>10</text:p>
          </table:table-cell>
          <table:table-cell office:value-type="float" office:value="80">
            <text:p>80 ms</text:p>
          </table:table-cell>
          <table:table-cell office:value-type="float" office:value="60">
            <text:p>60 ms</text:p>
          </table:table-cell>
          <table:table-cell table:formula="of:=[.E5]/5000" office:value-type="float" office:value="0.016">
            <text:p>0,016 ms</text:p>
          </table:table-cell>
          <table:table-cell table:formula="of:=[.F5]/5000" office:value-type="float" office:value="0.012">
            <text:p>0,012 ms</text:p>
          </table:table-cell>
          <table:table-cell table:formula="of:=[.E5]/[.D5]" office:value-type="float" office:value="8">
            <text:p>8,000 ms</text:p>
          </table:table-cell>
          <table:table-cell table:formula="of:=[.F5]/[.D5]" office:value-type="float" office:value="6">
            <text:p>6,000 ms</text:p>
          </table:table-cell>
          <table:table-cell table:number-columns-repeated="1014"/>
        </table:table-row>
        <table:table-row table:style-name="ro2">
          <table:table-cell office:value-type="string">
            <text:p>10X01-2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6]*[.C6]" office:value-type="float" office:value="10">
            <text:p>10</text:p>
          </table:table-cell>
          <table:table-cell office:value-type="float" office:value="80">
            <text:p>80 ms</text:p>
          </table:table-cell>
          <table:table-cell office:value-type="float" office:value="60">
            <text:p>60 ms</text:p>
          </table:table-cell>
          <table:table-cell table:formula="of:=[.E6]/5000" office:value-type="float" office:value="0.016">
            <text:p>0,016 ms</text:p>
          </table:table-cell>
          <table:table-cell table:formula="of:=[.F6]/5000" office:value-type="float" office:value="0.012">
            <text:p>0,012 ms</text:p>
          </table:table-cell>
          <table:table-cell table:formula="of:=[.E6]/[.D6]" office:value-type="float" office:value="8">
            <text:p>8,000 ms</text:p>
          </table:table-cell>
          <table:table-cell table:formula="of:=[.F6]/[.D6]" office:value-type="float" office:value="6">
            <text:p>6,000 ms</text:p>
          </table:table-cell>
          <table:table-cell table:number-columns-repeated="1014"/>
        </table:table-row>
        <table:table-row table:style-name="ro2">
          <table:table-cell office:value-type="string">
            <text:p>10X01-3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]*[.C7]" office:value-type="float" office:value="10">
            <text:p>10</text:p>
          </table:table-cell>
          <table:table-cell table:number-columns-repeated="2" office:value-type="float" office:value="70">
            <text:p>70 ms</text:p>
          </table:table-cell>
          <table:table-cell table:formula="of:=[.E7]/5000" office:value-type="float" office:value="0.014">
            <text:p>0,014 ms</text:p>
          </table:table-cell>
          <table:table-cell table:formula="of:=[.F7]/5000" office:value-type="float" office:value="0.014">
            <text:p>0,014 ms</text:p>
          </table:table-cell>
          <table:table-cell table:formula="of:=[.E7]/[.D7]" office:value-type="float" office:value="7">
            <text:p>7,000 ms</text:p>
          </table:table-cell>
          <table:table-cell table:formula="of:=[.F7]/[.D7]" office:value-type="float" office:value="7">
            <text:p>7,000 ms</text:p>
          </table:table-cell>
          <table:table-cell table:number-columns-repeated="1014"/>
        </table:table-row>
        <table:table-row table:style-name="ro2">
          <table:table-cell office:value-type="string">
            <text:p>10X01-4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8]*[.C8]" office:value-type="float" office:value="10">
            <text:p>10</text:p>
          </table:table-cell>
          <table:table-cell office:value-type="float" office:value="80">
            <text:p>80 ms</text:p>
          </table:table-cell>
          <table:table-cell office:value-type="float" office:value="60">
            <text:p>60 ms</text:p>
          </table:table-cell>
          <table:table-cell table:formula="of:=[.E8]/5000" office:value-type="float" office:value="0.016">
            <text:p>0,016 ms</text:p>
          </table:table-cell>
          <table:table-cell table:formula="of:=[.F8]/5000" office:value-type="float" office:value="0.012">
            <text:p>0,012 ms</text:p>
          </table:table-cell>
          <table:table-cell table:formula="of:=[.E8]/[.D8]" office:value-type="float" office:value="8">
            <text:p>8,000 ms</text:p>
          </table:table-cell>
          <table:table-cell table:formula="of:=[.F8]/[.D8]" office:value-type="float" office:value="6">
            <text:p>6,000 ms</text:p>
          </table:table-cell>
          <table:table-cell table:number-columns-repeated="1014"/>
        </table:table-row>
        <table:table-row table:style-name="ro2">
          <table:table-cell office:value-type="string">
            <text:p>10X01-5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9]*[.C9]" office:value-type="float" office:value="10">
            <text:p>10</text:p>
          </table:table-cell>
          <table:table-cell table:number-columns-repeated="2" office:value-type="float" office:value="80">
            <text:p>80 ms</text:p>
          </table:table-cell>
          <table:table-cell table:formula="of:=[.E9]/5000" office:value-type="float" office:value="0.016">
            <text:p>0,016 ms</text:p>
          </table:table-cell>
          <table:table-cell table:formula="of:=[.F9]/5000" office:value-type="float" office:value="0.016">
            <text:p>0,016 ms</text:p>
          </table:table-cell>
          <table:table-cell table:formula="of:=[.E9]/[.D9]" office:value-type="float" office:value="8">
            <text:p>8,000 ms</text:p>
          </table:table-cell>
          <table:table-cell table:formula="of:=[.F9]/[.D9]" office:value-type="float" office:value="8">
            <text:p>8,000 ms</text:p>
          </table:table-cell>
          <table:table-cell table:number-columns-repeated="1014"/>
        </table:table-row>
        <table:table-row table:style-name="ro2">
          <table:table-cell office:value-type="string">
            <text:p>10X10.TXT</text:p>
          </table:table-cell>
          <table:table-cell table:number-columns-repeated="2" office:value-type="float" office:value="10">
            <text:p>10</text:p>
          </table:table-cell>
          <table:table-cell table:formula="of:=[.B10]*[.C10]" office:value-type="float" office:value="100">
            <text:p>100</text:p>
          </table:table-cell>
          <table:table-cell office:value-type="float" office:value="830">
            <text:p>830 ms</text:p>
          </table:table-cell>
          <table:table-cell office:value-type="float" office:value="700">
            <text:p>700 ms</text:p>
          </table:table-cell>
          <table:table-cell table:formula="of:=[.E10]/5000" office:value-type="float" office:value="0.166">
            <text:p>0,166 ms</text:p>
          </table:table-cell>
          <table:table-cell table:formula="of:=[.F10]/5000" office:value-type="float" office:value="0.14">
            <text:p>0,140 ms</text:p>
          </table:table-cell>
          <table:table-cell table:formula="of:=[.E10]/[.D10]" office:value-type="float" office:value="8.3">
            <text:p>8,300 ms</text:p>
          </table:table-cell>
          <table:table-cell table:formula="of:=[.F10]/[.D10]" office:value-type="float" office:value="7">
            <text:p>7,000 ms</text:p>
          </table:table-cell>
          <table:table-cell table:number-columns-repeated="1014"/>
        </table:table-row>
        <table:table-row table:style-name="ro2">
          <table:table-cell office:value-type="string">
            <text:p>06X20-BORDE-1.TX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B11]*[.C11]" office:value-type="float" office:value="120">
            <text:p>120</text:p>
          </table:table-cell>
          <table:table-cell office:value-type="float" office:value="1000">
            <text:p>1000 ms</text:p>
          </table:table-cell>
          <table:table-cell office:value-type="float" office:value="850">
            <text:p>850 ms</text:p>
          </table:table-cell>
          <table:table-cell table:formula="of:=[.E11]/5000" office:value-type="float" office:value="0.2">
            <text:p>0,200 ms</text:p>
          </table:table-cell>
          <table:table-cell table:formula="of:=[.F11]/5000" office:value-type="float" office:value="0.17">
            <text:p>0,170 ms</text:p>
          </table:table-cell>
          <table:table-cell table:formula="of:=[.E11]/[.D11]" office:value-type="float" office:value="8.33333333333333">
            <text:p>8,333 ms</text:p>
          </table:table-cell>
          <table:table-cell table:formula="of:=[.F11]/[.D11]" office:value-type="float" office:value="7.08333333333333">
            <text:p>7,083 ms</text:p>
          </table:table-cell>
          <table:table-cell table:number-columns-repeated="1014"/>
        </table:table-row>
        <table:table-row table:style-name="ro2">
          <table:table-cell office:value-type="string">
            <text:p>06X20-BORDE-2.TX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B12]*[.C12]" office:value-type="float" office:value="120">
            <text:p>120</text:p>
          </table:table-cell>
          <table:table-cell office:value-type="float" office:value="980">
            <text:p>980 ms</text:p>
          </table:table-cell>
          <table:table-cell office:value-type="float" office:value="850">
            <text:p>850 ms</text:p>
          </table:table-cell>
          <table:table-cell table:formula="of:=[.E12]/5000" office:value-type="float" office:value="0.196">
            <text:p>0,196 ms</text:p>
          </table:table-cell>
          <table:table-cell table:formula="of:=[.F12]/5000" office:value-type="float" office:value="0.17">
            <text:p>0,170 ms</text:p>
          </table:table-cell>
          <table:table-cell table:formula="of:=[.E12]/[.D12]" office:value-type="float" office:value="8.16666666666667">
            <text:p>8,167 ms</text:p>
          </table:table-cell>
          <table:table-cell table:formula="of:=[.F12]/[.D12]" office:value-type="float" office:value="7.08333333333333">
            <text:p>7,083 ms</text:p>
          </table:table-cell>
          <table:table-cell table:number-columns-repeated="1014"/>
        </table:table-row>
        <table:table-row table:style-name="ro2">
          <table:table-cell office:value-type="string">
            <text:p>15X15.TXT</text:p>
          </table:table-cell>
          <table:table-cell table:number-columns-repeated="2" office:value-type="float" office:value="15">
            <text:p>15</text:p>
          </table:table-cell>
          <table:table-cell table:formula="of:=[.B13]*[.C13]" office:value-type="float" office:value="225">
            <text:p>225</text:p>
          </table:table-cell>
          <table:table-cell office:value-type="float" office:value="1860">
            <text:p>1860 ms</text:p>
          </table:table-cell>
          <table:table-cell office:value-type="float" office:value="1540">
            <text:p>1540 ms</text:p>
          </table:table-cell>
          <table:table-cell table:formula="of:=[.E13]/5000" office:value-type="float" office:value="0.372">
            <text:p>0,372 ms</text:p>
          </table:table-cell>
          <table:table-cell table:formula="of:=[.F13]/5000" office:value-type="float" office:value="0.308">
            <text:p>0,308 ms</text:p>
          </table:table-cell>
          <table:table-cell table:formula="of:=[.E13]/[.D13]" office:value-type="float" office:value="8.26666666666667">
            <text:p>8,267 ms</text:p>
          </table:table-cell>
          <table:table-cell table:formula="of:=[.F13]/[.D13]" office:value-type="float" office:value="6.84444444444444">
            <text:p>6,844 ms</text:p>
          </table:table-cell>
          <table:table-cell table:number-columns-repeated="1014"/>
        </table:table-row>
        <table:table-row table:style-name="ro2">
          <table:table-cell office:value-type="string">
            <text:p>20X20-TETRAMINOD-1.TXT</text:p>
          </table:table-cell>
          <table:table-cell table:number-columns-repeated="2" office:value-type="float" office:value="20">
            <text:p>20</text:p>
          </table:table-cell>
          <table:table-cell table:formula="of:=[.B14]*[.C14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14]/5000" office:value-type="float" office:value="0.656">
            <text:p>0,656 ms</text:p>
          </table:table-cell>
          <table:table-cell table:formula="of:=[.F14]/5000" office:value-type="float" office:value="0.544">
            <text:p>0,544 ms</text:p>
          </table:table-cell>
          <table:table-cell table:formula="of:=[.E14]/[.D14]" office:value-type="float" office:value="8.2">
            <text:p>8,200 ms</text:p>
          </table:table-cell>
          <table:table-cell table:formula="of:=[.F14]/[.D14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D-2.TXT</text:p>
          </table:table-cell>
          <table:table-cell table:number-columns-repeated="2" office:value-type="float" office:value="20">
            <text:p>20</text:p>
          </table:table-cell>
          <table:table-cell table:formula="of:=[.B15]*[.C15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15]/5000" office:value-type="float" office:value="0.656">
            <text:p>0,656 ms</text:p>
          </table:table-cell>
          <table:table-cell table:formula="of:=[.F15]/5000" office:value-type="float" office:value="0.544">
            <text:p>0,544 ms</text:p>
          </table:table-cell>
          <table:table-cell table:formula="of:=[.E15]/[.D15]" office:value-type="float" office:value="8.2">
            <text:p>8,200 ms</text:p>
          </table:table-cell>
          <table:table-cell table:formula="of:=[.F15]/[.D15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D-3.TXT</text:p>
          </table:table-cell>
          <table:table-cell table:number-columns-repeated="2" office:value-type="float" office:value="20">
            <text:p>20</text:p>
          </table:table-cell>
          <table:table-cell table:formula="of:=[.B16]*[.C16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16]/5000" office:value-type="float" office:value="0.656">
            <text:p>0,656 ms</text:p>
          </table:table-cell>
          <table:table-cell table:formula="of:=[.F16]/5000" office:value-type="float" office:value="0.544">
            <text:p>0,544 ms</text:p>
          </table:table-cell>
          <table:table-cell table:formula="of:=[.E16]/[.D16]" office:value-type="float" office:value="8.2">
            <text:p>8,200 ms</text:p>
          </table:table-cell>
          <table:table-cell table:formula="of:=[.F16]/[.D16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E-1.TXT</text:p>
          </table:table-cell>
          <table:table-cell table:number-columns-repeated="2" office:value-type="float" office:value="20">
            <text:p>20</text:p>
          </table:table-cell>
          <table:table-cell table:formula="of:=[.B17]*[.C17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17]/5000" office:value-type="float" office:value="0.656">
            <text:p>0,656 ms</text:p>
          </table:table-cell>
          <table:table-cell table:formula="of:=[.F17]/5000" office:value-type="float" office:value="0.544">
            <text:p>0,544 ms</text:p>
          </table:table-cell>
          <table:table-cell table:formula="of:=[.E17]/[.D17]" office:value-type="float" office:value="8.2">
            <text:p>8,200 ms</text:p>
          </table:table-cell>
          <table:table-cell table:formula="of:=[.F17]/[.D17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E-2.TXT</text:p>
          </table:table-cell>
          <table:table-cell table:number-columns-repeated="2" office:value-type="float" office:value="20">
            <text:p>20</text:p>
          </table:table-cell>
          <table:table-cell table:formula="of:=[.B18]*[.C18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18]/5000" office:value-type="float" office:value="0.656">
            <text:p>0,656 ms</text:p>
          </table:table-cell>
          <table:table-cell table:formula="of:=[.F18]/5000" office:value-type="float" office:value="0.544">
            <text:p>0,544 ms</text:p>
          </table:table-cell>
          <table:table-cell table:formula="of:=[.E18]/[.D18]" office:value-type="float" office:value="8.2">
            <text:p>8,200 ms</text:p>
          </table:table-cell>
          <table:table-cell table:formula="of:=[.F18]/[.D18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E-3.TXT</text:p>
          </table:table-cell>
          <table:table-cell table:number-columns-repeated="2" office:value-type="float" office:value="20">
            <text:p>20</text:p>
          </table:table-cell>
          <table:table-cell table:formula="of:=[.B19]*[.C19]" office:value-type="float" office:value="400">
            <text:p>400</text:p>
          </table:table-cell>
          <table:table-cell office:value-type="float" office:value="3290">
            <text:p>3290 ms</text:p>
          </table:table-cell>
          <table:table-cell office:value-type="float" office:value="2720">
            <text:p>2720 ms</text:p>
          </table:table-cell>
          <table:table-cell table:formula="of:=[.E19]/5000" office:value-type="float" office:value="0.658">
            <text:p>0,658 ms</text:p>
          </table:table-cell>
          <table:table-cell table:formula="of:=[.F19]/5000" office:value-type="float" office:value="0.544">
            <text:p>0,544 ms</text:p>
          </table:table-cell>
          <table:table-cell table:formula="of:=[.E19]/[.D19]" office:value-type="float" office:value="8.225">
            <text:p>8,225 ms</text:p>
          </table:table-cell>
          <table:table-cell table:formula="of:=[.F19]/[.D19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0X20-TETRAMINOE-4.TXT</text:p>
          </table:table-cell>
          <table:table-cell table:number-columns-repeated="2" office:value-type="float" office:value="20">
            <text:p>20</text:p>
          </table:table-cell>
          <table:table-cell table:formula="of:=[.B20]*[.C20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20]/5000" office:value-type="float" office:value="0.656">
            <text:p>0,656 ms</text:p>
          </table:table-cell>
          <table:table-cell table:formula="of:=[.F20]/5000" office:value-type="float" office:value="0.544">
            <text:p>0,544 ms</text:p>
          </table:table-cell>
          <table:table-cell table:formula="of:=[.E20]/[.D20]" office:value-type="float" office:value="8.2">
            <text:p>8,200 ms</text:p>
          </table:table-cell>
          <table:table-cell table:formula="of:=[.F20]/[.D20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5X20-BORDE-1.TX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21]*[.C21]" office:value-type="float" office:value="500">
            <text:p>500</text:p>
          </table:table-cell>
          <table:table-cell office:value-type="float" office:value="4130">
            <text:p>4130 ms</text:p>
          </table:table-cell>
          <table:table-cell office:value-type="float" office:value="3440">
            <text:p>3440 ms</text:p>
          </table:table-cell>
          <table:table-cell table:formula="of:=[.E21]/5000" office:value-type="float" office:value="0.826">
            <text:p>0,826 ms</text:p>
          </table:table-cell>
          <table:table-cell table:formula="of:=[.F21]/5000" office:value-type="float" office:value="0.688">
            <text:p>0,688 ms</text:p>
          </table:table-cell>
          <table:table-cell table:formula="of:=[.E21]/[.D21]" office:value-type="float" office:value="8.26">
            <text:p>8,260 ms</text:p>
          </table:table-cell>
          <table:table-cell table:formula="of:=[.F21]/[.D21]" office:value-type="float" office:value="6.88">
            <text:p>6,880 ms</text:p>
          </table:table-cell>
          <table:table-cell table:number-columns-repeated="1014"/>
        </table:table-row>
        <table:table-row table:style-name="ro2">
          <table:table-cell office:value-type="string">
            <text:p>25X20-BORDE-2.TX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22]*[.C22]" office:value-type="float" office:value="500">
            <text:p>500</text:p>
          </table:table-cell>
          <table:table-cell office:value-type="float" office:value="4150">
            <text:p>4150 ms</text:p>
          </table:table-cell>
          <table:table-cell office:value-type="float" office:value="3470">
            <text:p>3470 ms</text:p>
          </table:table-cell>
          <table:table-cell table:formula="of:=[.E22]/5000" office:value-type="float" office:value="0.83">
            <text:p>0,830 ms</text:p>
          </table:table-cell>
          <table:table-cell table:formula="of:=[.F22]/5000" office:value-type="float" office:value="0.694">
            <text:p>0,694 ms</text:p>
          </table:table-cell>
          <table:table-cell table:formula="of:=[.E22]/[.D22]" office:value-type="float" office:value="8.3">
            <text:p>8,300 ms</text:p>
          </table:table-cell>
          <table:table-cell table:formula="of:=[.F22]/[.D22]" office:value-type="float" office:value="6.94">
            <text:p>6,940 ms</text:p>
          </table:table-cell>
          <table:table-cell table:number-columns-repeated="1014"/>
        </table:table-row>
        <table:table-row table:style-name="ro2">
          <table:table-cell office:value-type="string">
            <text:p>25X20-BORDE-3.TX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23]*[.C23]" office:value-type="float" office:value="500">
            <text:p>500</text:p>
          </table:table-cell>
          <table:table-cell office:value-type="float" office:value="4170">
            <text:p>4170 ms</text:p>
          </table:table-cell>
          <table:table-cell office:value-type="float" office:value="3470">
            <text:p>3470 ms</text:p>
          </table:table-cell>
          <table:table-cell table:formula="of:=[.E23]/5000" office:value-type="float" office:value="0.834">
            <text:p>0,834 ms</text:p>
          </table:table-cell>
          <table:table-cell table:formula="of:=[.F23]/5000" office:value-type="float" office:value="0.694">
            <text:p>0,694 ms</text:p>
          </table:table-cell>
          <table:table-cell table:formula="of:=[.E23]/[.D23]" office:value-type="float" office:value="8.34">
            <text:p>8,340 ms</text:p>
          </table:table-cell>
          <table:table-cell table:formula="of:=[.F23]/[.D23]" office:value-type="float" office:value="6.94">
            <text:p>6,940 ms</text:p>
          </table:table-cell>
          <table:table-cell table:number-columns-repeated="1014"/>
        </table:table-row>
        <table:table-row table:style-name="ro2">
          <table:table-cell office:value-type="string">
            <text:p>25X20-BORDE-4.TX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24]*[.C24]" office:value-type="float" office:value="500">
            <text:p>500</text:p>
          </table:table-cell>
          <table:table-cell office:value-type="float" office:value="4180">
            <text:p>4180 ms</text:p>
          </table:table-cell>
          <table:table-cell office:value-type="float" office:value="3500">
            <text:p>3500 ms</text:p>
          </table:table-cell>
          <table:table-cell table:formula="of:=[.E24]/5000" office:value-type="float" office:value="0.836">
            <text:p>0,836 ms</text:p>
          </table:table-cell>
          <table:table-cell table:formula="of:=[.F24]/5000" office:value-type="float" office:value="0.7">
            <text:p>0,700 ms</text:p>
          </table:table-cell>
          <table:table-cell table:formula="of:=[.E24]/[.D24]" office:value-type="float" office:value="8.36">
            <text:p>8,360 ms</text:p>
          </table:table-cell>
          <table:table-cell table:formula="of:=[.F24]/[.D24]" office:value-type="float" office:value="7">
            <text:p>7,000 ms</text:p>
          </table:table-cell>
          <table:table-cell table:number-columns-repeated="1014"/>
        </table:table-row>
        <table:table-row table:style-name="ro2">
          <table:table-cell office:value-type="string">
            <text:p>40X25-1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25]*[.C25]" office:value-type="float" office:value="1000">
            <text:p>1000</text:p>
          </table:table-cell>
          <table:table-cell office:value-type="float" office:value="8150">
            <text:p>8150 ms</text:p>
          </table:table-cell>
          <table:table-cell office:value-type="float" office:value="6790">
            <text:p>6790 ms</text:p>
          </table:table-cell>
          <table:table-cell table:formula="of:=[.E25]/5000" office:value-type="float" office:value="1.63">
            <text:p>1,630 ms</text:p>
          </table:table-cell>
          <table:table-cell table:formula="of:=[.F25]/5000" office:value-type="float" office:value="1.358">
            <text:p>1,358 ms</text:p>
          </table:table-cell>
          <table:table-cell table:formula="of:=[.E25]/[.D25]" office:value-type="float" office:value="8.15">
            <text:p>8,150 ms</text:p>
          </table:table-cell>
          <table:table-cell table:formula="of:=[.F25]/[.D25]" office:value-type="float" office:value="6.79">
            <text:p>6,790 ms</text:p>
          </table:table-cell>
          <table:table-cell table:number-columns-repeated="1014"/>
        </table:table-row>
        <table:table-row table:style-name="ro2">
          <table:table-cell office:value-type="string">
            <text:p>40X25-2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26]*[.C26]" office:value-type="float" office:value="1000">
            <text:p>1000</text:p>
          </table:table-cell>
          <table:table-cell office:value-type="float" office:value="8160">
            <text:p>8160 ms</text:p>
          </table:table-cell>
          <table:table-cell office:value-type="float" office:value="6780">
            <text:p>6780 ms</text:p>
          </table:table-cell>
          <table:table-cell table:formula="of:=[.E26]/5000" office:value-type="float" office:value="1.632">
            <text:p>1,632 ms</text:p>
          </table:table-cell>
          <table:table-cell table:formula="of:=[.F26]/5000" office:value-type="float" office:value="1.356">
            <text:p>1,356 ms</text:p>
          </table:table-cell>
          <table:table-cell table:formula="of:=[.E26]/[.D26]" office:value-type="float" office:value="8.16">
            <text:p>8,160 ms</text:p>
          </table:table-cell>
          <table:table-cell table:formula="of:=[.F26]/[.D26]" office:value-type="float" office:value="6.78">
            <text:p>6,780 ms</text:p>
          </table:table-cell>
          <table:table-cell table:number-columns-repeated="1014"/>
        </table:table-row>
        <table:table-row table:style-name="ro2">
          <table:table-cell office:value-type="string">
            <text:p>40X25-3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27]*[.C27]" office:value-type="float" office:value="1000">
            <text:p>1000</text:p>
          </table:table-cell>
          <table:table-cell office:value-type="float" office:value="8180">
            <text:p>8180 ms</text:p>
          </table:table-cell>
          <table:table-cell office:value-type="float" office:value="6780">
            <text:p>6780 ms</text:p>
          </table:table-cell>
          <table:table-cell table:formula="of:=[.E27]/5000" office:value-type="float" office:value="1.636">
            <text:p>1,636 ms</text:p>
          </table:table-cell>
          <table:table-cell table:formula="of:=[.F27]/5000" office:value-type="float" office:value="1.356">
            <text:p>1,356 ms</text:p>
          </table:table-cell>
          <table:table-cell table:formula="of:=[.E27]/[.D27]" office:value-type="float" office:value="8.18">
            <text:p>8,180 ms</text:p>
          </table:table-cell>
          <table:table-cell table:formula="of:=[.F27]/[.D27]" office:value-type="float" office:value="6.78">
            <text:p>6,780 ms</text:p>
          </table:table-cell>
          <table:table-cell table:number-columns-repeated="1014"/>
        </table:table-row>
        <table:table-row table:style-name="ro2">
          <table:table-cell office:value-type="string">
            <text:p>40X25-4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28]*[.C28]" office:value-type="float" office:value="1000">
            <text:p>1000</text:p>
          </table:table-cell>
          <table:table-cell office:value-type="float" office:value="8160">
            <text:p>8160 ms</text:p>
          </table:table-cell>
          <table:table-cell office:value-type="float" office:value="6810">
            <text:p>6810 ms</text:p>
          </table:table-cell>
          <table:table-cell table:formula="of:=[.E28]/5000" office:value-type="float" office:value="1.632">
            <text:p>1,632 ms</text:p>
          </table:table-cell>
          <table:table-cell table:formula="of:=[.F28]/5000" office:value-type="float" office:value="1.362">
            <text:p>1,362 ms</text:p>
          </table:table-cell>
          <table:table-cell table:formula="of:=[.E28]/[.D28]" office:value-type="float" office:value="8.16">
            <text:p>8,160 ms</text:p>
          </table:table-cell>
          <table:table-cell table:formula="of:=[.F28]/[.D28]" office:value-type="float" office:value="6.81">
            <text:p>6,810 ms</text:p>
          </table:table-cell>
          <table:table-cell table:number-columns-repeated="1014"/>
        </table:table-row>
        <table:table-row table:style-name="ro2">
          <table:table-cell office:value-type="string">
            <text:p>40X25-5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29]*[.C29]" office:value-type="float" office:value="1000">
            <text:p>1000</text:p>
          </table:table-cell>
          <table:table-cell office:value-type="float" office:value="8170">
            <text:p>8170 ms</text:p>
          </table:table-cell>
          <table:table-cell office:value-type="float" office:value="6800">
            <text:p>6800 ms</text:p>
          </table:table-cell>
          <table:table-cell table:formula="of:=[.E29]/5000" office:value-type="float" office:value="1.634">
            <text:p>1,634 ms</text:p>
          </table:table-cell>
          <table:table-cell table:formula="of:=[.F29]/5000" office:value-type="float" office:value="1.36">
            <text:p>1,360 ms</text:p>
          </table:table-cell>
          <table:table-cell table:formula="of:=[.E29]/[.D29]" office:value-type="float" office:value="8.17">
            <text:p>8,170 ms</text:p>
          </table:table-cell>
          <table:table-cell table:formula="of:=[.F29]/[.D29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50X50.TXT</text:p>
          </table:table-cell>
          <table:table-cell table:number-columns-repeated="2" office:value-type="float" office:value="50">
            <text:p>50</text:p>
          </table:table-cell>
          <table:table-cell table:formula="of:=[.B30]*[.C30]" office:value-type="float" office:value="2500">
            <text:p>2500</text:p>
          </table:table-cell>
          <table:table-cell office:value-type="float" office:value="20140">
            <text:p>20140 ms</text:p>
          </table:table-cell>
          <table:table-cell office:value-type="float" office:value="17020">
            <text:p>17020 ms</text:p>
          </table:table-cell>
          <table:table-cell table:formula="of:=[.E30]/5000" office:value-type="float" office:value="4.028">
            <text:p>4,028 ms</text:p>
          </table:table-cell>
          <table:table-cell table:formula="of:=[.F30]/5000" office:value-type="float" office:value="3.404">
            <text:p>3,404 ms</text:p>
          </table:table-cell>
          <table:table-cell table:formula="of:=[.E30]/[.D30]" office:value-type="float" office:value="8.056">
            <text:p>8,056 ms</text:p>
          </table:table-cell>
          <table:table-cell table:formula="of:=[.F30]/[.D30]" office:value-type="float" office:value="6.808">
            <text:p>6,808 ms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3">
          <table:table-cell table:style-name="Cabecera" office:value-type="string">
            <text:p>Fichero</text:p>
          </table:table-cell>
          <table:table-cell table:style-name="Cabecera" office:value-type="string">
            <text:p>Filas</text:p>
          </table:table-cell>
          <table:table-cell table:style-name="Cabecera" office:value-type="string">
            <text:p>Columnas</text:p>
          </table:table-cell>
          <table:table-cell table:style-name="Cabecera" office:value-type="string">
            <text:p>Tamaño (casillas)</text:p>
          </table:table-cell>
          <table:table-cell table:style-name="Cabecera" office:value-type="string">
            <text:p>T. Algoritmo recursivo no final (x5000)</text:p>
          </table:table-cell>
          <table:table-cell table:style-name="Cabecera" office:value-type="string">
            <text:p>T. Algoritmo iterativo (x5000)</text:p>
          </table:table-cell>
          <table:table-cell table:style-name="Cabecera" office:value-type="string">
            <text:p>T. Algoritmo recursivo no final</text:p>
          </table:table-cell>
          <table:table-cell table:style-name="Cabecera" office:value-type="string">
            <text:p>T. Algoritmo iterativo</text:p>
          </table:table-cell>
          <table:table-cell table:style-name="Cabecera" office:value-type="string">
            <text:p>Tiempo por celda (recursivo x5000)</text:p>
          </table:table-cell>
          <table:table-cell table:style-name="Cabecera" office:value-type="string">
            <text:p>Tiempo por celda (iterativo x5000)</text:p>
          </table:table-cell>
          <table:table-cell table:style-name="ce5" table:number-columns-repeated="1014"/>
        </table:table-row>
        <table:table-row table:style-name="ro2">
          <table:table-cell office:value-type="string">
            <text:p>01X01.TXT</text:p>
          </table:table-cell>
          <table:table-cell table:number-columns-repeated="2" office:value-type="float" office:value="1">
            <text:p>1</text:p>
          </table:table-cell>
          <table:table-cell table:formula="of:=[.B33]*[.C33]" office:value-type="float" office:value="1">
            <text:p>1</text:p>
          </table:table-cell>
          <table:table-cell office:value-type="float" office:value="0">
            <text:p>0 ms</text:p>
          </table:table-cell>
          <table:table-cell office:value-type="float" office:value="10">
            <text:p>10 ms</text:p>
          </table:table-cell>
          <table:table-cell table:formula="of:=[.E33]/5000" office:value-type="float" office:value="0">
            <text:p>0,000 ms</text:p>
          </table:table-cell>
          <table:table-cell table:formula="of:=[.F33]/5000" office:value-type="float" office:value="0.002">
            <text:p>0,002 ms</text:p>
          </table:table-cell>
          <table:table-cell table:formula="of:=[.E33]/[.D33]" office:value-type="float" office:value="0">
            <text:p>0,000 ms</text:p>
          </table:table-cell>
          <table:table-cell table:formula="of:=[.F33]/[.D33]" office:value-type="float" office:value="10">
            <text:p>10,000 ms</text:p>
          </table:table-cell>
          <table:table-cell table:number-columns-repeated="1014"/>
        </table:table-row>
        <table:table-row table:style-name="ro2">
          <table:table-cell office:value-type="string">
            <text:p>02X02.TXT</text:p>
          </table:table-cell>
          <table:table-cell table:number-columns-repeated="2" office:value-type="float" office:value="2">
            <text:p>2</text:p>
          </table:table-cell>
          <table:table-cell table:formula="of:=[.B34]*[.C34]" office:value-type="float" office:value="4">
            <text:p>4</text:p>
          </table:table-cell>
          <table:table-cell table:number-columns-repeated="2" office:value-type="float" office:value="30">
            <text:p>30 ms</text:p>
          </table:table-cell>
          <table:table-cell table:formula="of:=[.E34]/5000" office:value-type="float" office:value="0.006">
            <text:p>0,006 ms</text:p>
          </table:table-cell>
          <table:table-cell table:formula="of:=[.F34]/5000" office:value-type="float" office:value="0.006">
            <text:p>0,006 ms</text:p>
          </table:table-cell>
          <table:table-cell table:formula="of:=[.E34]/[.D34]" office:value-type="float" office:value="7.5">
            <text:p>7,500 ms</text:p>
          </table:table-cell>
          <table:table-cell table:formula="of:=[.F34]/[.D34]" office:value-type="float" office:value="7.5">
            <text:p>7,500 ms</text:p>
          </table:table-cell>
          <table:table-cell table:number-columns-repeated="1014"/>
        </table:table-row>
        <table:table-row table:style-name="ro2">
          <table:table-cell office:value-type="string">
            <text:p>03X03.TXT</text:p>
          </table:table-cell>
          <table:table-cell table:number-columns-repeated="2" office:value-type="float" office:value="3">
            <text:p>3</text:p>
          </table:table-cell>
          <table:table-cell table:formula="of:=[.B35]*[.C35]" office:value-type="float" office:value="9">
            <text:p>9</text:p>
          </table:table-cell>
          <table:table-cell office:value-type="float" office:value="70">
            <text:p>70 ms</text:p>
          </table:table-cell>
          <table:table-cell office:value-type="float" office:value="60">
            <text:p>60 ms</text:p>
          </table:table-cell>
          <table:table-cell table:formula="of:=[.E35]/5000" office:value-type="float" office:value="0.014">
            <text:p>0,014 ms</text:p>
          </table:table-cell>
          <table:table-cell table:formula="of:=[.F35]/5000" office:value-type="float" office:value="0.012">
            <text:p>0,012 ms</text:p>
          </table:table-cell>
          <table:table-cell table:formula="of:=[.E35]/[.D35]" office:value-type="float" office:value="7.77777777777778">
            <text:p>7,778 ms</text:p>
          </table:table-cell>
          <table:table-cell table:formula="of:=[.F35]/[.D35]" office:value-type="float" office:value="6.66666666666667">
            <text:p>6,667 ms</text:p>
          </table:table-cell>
          <table:table-cell table:number-columns-repeated="1014"/>
        </table:table-row>
        <table:table-row table:style-name="ro2">
          <table:table-cell office:value-type="string">
            <text:p>10X01-1.TX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36]*[.C36]" office:value-type="float" office:value="10">
            <text:p>10</text:p>
          </table:table-cell>
          <table:table-cell office:value-type="float" office:value="80">
            <text:p>80 ms</text:p>
          </table:table-cell>
          <table:table-cell office:value-type="float" office:value="60">
            <text:p>60 ms</text:p>
          </table:table-cell>
          <table:table-cell table:formula="of:=[.E36]/5000" office:value-type="float" office:value="0.016">
            <text:p>0,016 ms</text:p>
          </table:table-cell>
          <table:table-cell table:formula="of:=[.F36]/5000" office:value-type="float" office:value="0.012">
            <text:p>0,012 ms</text:p>
          </table:table-cell>
          <table:table-cell table:formula="of:=[.E36]/[.D36]" office:value-type="float" office:value="8">
            <text:p>8,000 ms</text:p>
          </table:table-cell>
          <table:table-cell table:formula="of:=[.F36]/[.D36]" office:value-type="float" office:value="6">
            <text:p>6,000 ms</text:p>
          </table:table-cell>
          <table:table-cell table:number-columns-repeated="1014"/>
        </table:table-row>
        <table:table-row table:style-name="ro2">
          <table:table-cell office:value-type="string">
            <text:p>10X10.TXT</text:p>
          </table:table-cell>
          <table:table-cell table:number-columns-repeated="2" office:value-type="float" office:value="10">
            <text:p>10</text:p>
          </table:table-cell>
          <table:table-cell table:formula="of:=[.B37]*[.C37]" office:value-type="float" office:value="100">
            <text:p>100</text:p>
          </table:table-cell>
          <table:table-cell office:value-type="float" office:value="830">
            <text:p>830 ms</text:p>
          </table:table-cell>
          <table:table-cell office:value-type="float" office:value="700">
            <text:p>700 ms</text:p>
          </table:table-cell>
          <table:table-cell table:formula="of:=[.E37]/5000" office:value-type="float" office:value="0.166">
            <text:p>0,166 ms</text:p>
          </table:table-cell>
          <table:table-cell table:formula="of:=[.F37]/5000" office:value-type="float" office:value="0.14">
            <text:p>0,140 ms</text:p>
          </table:table-cell>
          <table:table-cell table:formula="of:=[.E37]/[.D37]" office:value-type="float" office:value="8.3">
            <text:p>8,300 ms</text:p>
          </table:table-cell>
          <table:table-cell table:formula="of:=[.F37]/[.D37]" office:value-type="float" office:value="7">
            <text:p>7,000 ms</text:p>
          </table:table-cell>
          <table:table-cell table:number-columns-repeated="1014"/>
        </table:table-row>
        <table:table-row table:style-name="ro2">
          <table:table-cell office:value-type="string">
            <text:p>06X20-BORDE-1.TXT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formula="of:=[.B38]*[.C38]" office:value-type="float" office:value="120">
            <text:p>120</text:p>
          </table:table-cell>
          <table:table-cell office:value-type="float" office:value="1000">
            <text:p>1000 ms</text:p>
          </table:table-cell>
          <table:table-cell office:value-type="float" office:value="850">
            <text:p>850 ms</text:p>
          </table:table-cell>
          <table:table-cell table:formula="of:=[.E38]/5000" office:value-type="float" office:value="0.2">
            <text:p>0,200 ms</text:p>
          </table:table-cell>
          <table:table-cell table:formula="of:=[.F38]/5000" office:value-type="float" office:value="0.17">
            <text:p>0,170 ms</text:p>
          </table:table-cell>
          <table:table-cell table:formula="of:=[.E38]/[.D38]" office:value-type="float" office:value="8.33333333333333">
            <text:p>8,333 ms</text:p>
          </table:table-cell>
          <table:table-cell table:formula="of:=[.F38]/[.D38]" office:value-type="float" office:value="7.08333333333333">
            <text:p>7,083 ms</text:p>
          </table:table-cell>
          <table:table-cell table:number-columns-repeated="1014"/>
        </table:table-row>
        <table:table-row table:style-name="ro2">
          <table:table-cell office:value-type="string">
            <text:p>15X15.TXT</text:p>
          </table:table-cell>
          <table:table-cell table:number-columns-repeated="2" office:value-type="float" office:value="15">
            <text:p>15</text:p>
          </table:table-cell>
          <table:table-cell table:formula="of:=[.B39]*[.C39]" office:value-type="float" office:value="225">
            <text:p>225</text:p>
          </table:table-cell>
          <table:table-cell office:value-type="float" office:value="1860">
            <text:p>1860 ms</text:p>
          </table:table-cell>
          <table:table-cell office:value-type="float" office:value="1540">
            <text:p>1540 ms</text:p>
          </table:table-cell>
          <table:table-cell table:formula="of:=[.E39]/5000" office:value-type="float" office:value="0.372">
            <text:p>0,372 ms</text:p>
          </table:table-cell>
          <table:table-cell table:formula="of:=[.F39]/5000" office:value-type="float" office:value="0.308">
            <text:p>0,308 ms</text:p>
          </table:table-cell>
          <table:table-cell table:formula="of:=[.E39]/[.D39]" office:value-type="float" office:value="8.26666666666667">
            <text:p>8,267 ms</text:p>
          </table:table-cell>
          <table:table-cell table:formula="of:=[.F39]/[.D39]" office:value-type="float" office:value="6.84444444444444">
            <text:p>6,844 ms</text:p>
          </table:table-cell>
          <table:table-cell table:number-columns-repeated="1014"/>
        </table:table-row>
        <table:table-row table:style-name="ro2">
          <table:table-cell office:value-type="string">
            <text:p>20X20-TETRAMINOD-1.TXT</text:p>
          </table:table-cell>
          <table:table-cell table:number-columns-repeated="2" office:value-type="float" office:value="20">
            <text:p>20</text:p>
          </table:table-cell>
          <table:table-cell table:formula="of:=[.B40]*[.C40]" office:value-type="float" office:value="400">
            <text:p>400</text:p>
          </table:table-cell>
          <table:table-cell office:value-type="float" office:value="3280">
            <text:p>3280 ms</text:p>
          </table:table-cell>
          <table:table-cell office:value-type="float" office:value="2720">
            <text:p>2720 ms</text:p>
          </table:table-cell>
          <table:table-cell table:formula="of:=[.E40]/5000" office:value-type="float" office:value="0.656">
            <text:p>0,656 ms</text:p>
          </table:table-cell>
          <table:table-cell table:formula="of:=[.F40]/5000" office:value-type="float" office:value="0.544">
            <text:p>0,544 ms</text:p>
          </table:table-cell>
          <table:table-cell table:formula="of:=[.E40]/[.D40]" office:value-type="float" office:value="8.2">
            <text:p>8,200 ms</text:p>
          </table:table-cell>
          <table:table-cell table:formula="of:=[.F40]/[.D40]" office:value-type="float" office:value="6.8">
            <text:p>6,800 ms</text:p>
          </table:table-cell>
          <table:table-cell table:number-columns-repeated="1014"/>
        </table:table-row>
        <table:table-row table:style-name="ro2">
          <table:table-cell office:value-type="string">
            <text:p>25X20-BORDE-1.TXT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formula="of:=[.B41]*[.C41]" office:value-type="float" office:value="500">
            <text:p>500</text:p>
          </table:table-cell>
          <table:table-cell office:value-type="float" office:value="4130">
            <text:p>4130 ms</text:p>
          </table:table-cell>
          <table:table-cell office:value-type="float" office:value="3440">
            <text:p>3440 ms</text:p>
          </table:table-cell>
          <table:table-cell table:formula="of:=[.E41]/5000" office:value-type="float" office:value="0.826">
            <text:p>0,826 ms</text:p>
          </table:table-cell>
          <table:table-cell table:formula="of:=[.F41]/5000" office:value-type="float" office:value="0.688">
            <text:p>0,688 ms</text:p>
          </table:table-cell>
          <table:table-cell table:formula="of:=[.E41]/[.D41]" office:value-type="float" office:value="8.26">
            <text:p>8,260 ms</text:p>
          </table:table-cell>
          <table:table-cell table:formula="of:=[.F41]/[.D41]" office:value-type="float" office:value="6.88">
            <text:p>6,880 ms</text:p>
          </table:table-cell>
          <table:table-cell table:number-columns-repeated="1014"/>
        </table:table-row>
        <table:table-row table:style-name="ro2">
          <table:table-cell office:value-type="string">
            <text:p>40X25-1.TXT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f:=[.B42]*[.C42]" office:value-type="float" office:value="1000">
            <text:p>1000</text:p>
          </table:table-cell>
          <table:table-cell office:value-type="float" office:value="8150">
            <text:p>8150 ms</text:p>
          </table:table-cell>
          <table:table-cell office:value-type="float" office:value="6790">
            <text:p>6790 ms</text:p>
          </table:table-cell>
          <table:table-cell table:formula="of:=[.E42]/5000" office:value-type="float" office:value="1.63">
            <text:p>1,630 ms</text:p>
          </table:table-cell>
          <table:table-cell table:formula="of:=[.F42]/5000" office:value-type="float" office:value="1.358">
            <text:p>1,358 ms</text:p>
          </table:table-cell>
          <table:table-cell table:formula="of:=[.E42]/[.D42]" office:value-type="float" office:value="8.15">
            <text:p>8,150 ms</text:p>
          </table:table-cell>
          <table:table-cell table:formula="of:=[.F42]/[.D42]" office:value-type="float" office:value="6.79">
            <text:p>6,790 ms</text:p>
          </table:table-cell>
          <table:table-cell table:number-columns-repeated="1014"/>
        </table:table-row>
        <table:table-row table:style-name="ro2">
          <table:table-cell office:value-type="string">
            <text:p>50X50.TXT</text:p>
          </table:table-cell>
          <table:table-cell table:number-columns-repeated="2" office:value-type="float" office:value="50">
            <text:p>50</text:p>
          </table:table-cell>
          <table:table-cell table:formula="of:=[.B43]*[.C43]" office:value-type="float" office:value="2500">
            <text:p>2500</text:p>
          </table:table-cell>
          <table:table-cell office:value-type="float" office:value="20140">
            <text:p>20140 ms</text:p>
          </table:table-cell>
          <table:table-cell office:value-type="float" office:value="17020">
            <text:p>17020 ms</text:p>
          </table:table-cell>
          <table:table-cell table:formula="of:=[.E43]/5000" office:value-type="float" office:value="4.028">
            <text:p>4,028 ms</text:p>
          </table:table-cell>
          <table:table-cell table:formula="of:=[.F43]/5000" office:value-type="float" office:value="3.404">
            <text:p>3,404 ms</text:p>
          </table:table-cell>
          <table:table-cell table:formula="of:=[.E43]/[.D43]" office:value-type="float" office:value="8.056">
            <text:p>8,056 ms</text:p>
          </table:table-cell>
          <table:table-cell table:formula="of:=[.F43]/[.D43]" office:value-type="float" office:value="6.808">
            <text:p>6,808 ms</text:p>
          </table:table-cell>
          <table:table-cell table:number-columns-repeated="101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>
            <draw:frame table:end-cell-address="Rendimiento.H68" table:end-x="0.39cm" table:end-y="0.097cm" draw:z-index="0" draw:style-name="gr1" svg:width="22.143cm" svg:height="10cm" svg:x="0cm" svg:y="-0.001cm">
              <draw:object draw:notify-on-update-of-ranges="Rendimiento.D33:Rendimiento.D43 Rendimiento.F32:Rendimiento.F32 Rendimiento.F33:Rendimiento.F43 Rendimiento.E32:Rendimiento.E32 Rendimiento.E33:Rendimiento.E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9"/>
          <table:table-cell table:number-columns-repeated="1014"/>
        </table:table-row>
      </table:table>
      <table:database-ranges>
        <table:database-range table:target-range-address="Rendimiento.A2:Rendimiento.F3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Narrow" svg:font-family="'Arial Narrow'" style:font-adornments="Negrita" style:font-family-generic="swiss" style:font-pitch="variable"/>
    <style:font-face style:name="DejaVu Sans" svg:font-family="'DejaVu Sans'" style:font-adornments="Book" style:font-family-generic="swiss" style:font-pitch="variable"/>
    <style:font-face style:name="Trebuchet MS" svg:font-family="'Trebuchet MS'" style:font-adornments="Negrita Cursiv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3" number:min-integer-digits="1"/>
      <number:text> ms</number:text>
    </number:number-style>
    <number:number-style style:name="N109">
      <number:number number:decimal-places="0" number:min-integer-digits="1"/>
      <number:text> ms</number:text>
    </number:number-style>
    <style:style style:name="Default" style:family="table-cell">
      <style:text-properties style:font-name="DejaVu Sans" fo:font-size="10pt"/>
    </style:style>
    <style:style style:name="Result" style:family="table-cell" style:parent-style-name="Default">
      <style:text-properties fo:font-style="normal" style:text-underline-style="none" fo:font-weight="bold"/>
    </style:style>
    <style:style style:name="Result2" style:family="table-cell" style:parent-style-name="Result" style:data-style-name="N105">
      <style:text-properties fo:font-style="italic"/>
    </style:style>
    <style:style style:name="Heading" style:family="table-cell" style:parent-style-name="Default">
      <style:table-cell-properties style:text-align-source="fix" style:repeat-content="false"/>
      <style:paragraph-properties fo:text-align="start"/>
      <style:text-properties fo:color="#621681" style:font-name="Trebuchet MS" fo:font-size="12pt" fo:font-style="italic" fo:font-weight="bold"/>
    </style:style>
    <style:style style:name="Heading1" style:family="table-cell" style:parent-style-name="Heading">
      <style:table-cell-properties fo:background-color="transparent" style:rotation-angle="0"/>
      <style:text-properties fo:color="#01573c" fo:font-size="11pt"/>
    </style:style>
    <style:style style:name="Cabecera" style:family="table-cell" style:parent-style-name="Default">
      <style:table-cell-properties fo:background-color="#01573c" style:text-align-source="fix" style:repeat-content="false" fo:wrap-option="wrap" fo:border="0.018cm solid #01573c" style:vertical-align="middle"/>
      <style:paragraph-properties fo:text-align="center"/>
      <style:text-properties fo:color="#ffffff" fo:font-weight="bold"/>
    </style:style>
    <style:style style:name="Datos" style:family="table-cell" style:parent-style-name="Default">
      <style:table-cell-properties style:diagonal-bl-tr="none" style:diagonal-tl-br="none" style:text-align-source="fix" style:repeat-content="false" fo:border="0.018cm solid #01573c" style:vertical-align="middle"/>
      <style:paragraph-properties fo:text-align="center"/>
    </style:style>
    <style:style style:name="Datos1" style:family="table-cell" style:parent-style-name="Datos">
      <style:table-cell-properties style:text-align-source="fix" style:repeat-content="false" style:vertical-align="middle"/>
      <style:paragraph-properties fo:text-align="center"/>
      <style:text-properties fo:color="#01573c" style:font-name="Trebuchet MS" fo:font-size="11pt" fo:font-style="italic" fo:font-weight="bold"/>
    </style:style>
    <style:style style:name="Datos2" style:family="table-cell" style:parent-style-name="Datos">
      <style:table-cell-properties style:text-align-source="fix" style:repeat-content="false" style:vertical-align="middle"/>
      <style:paragraph-properties fo:text-align="center"/>
      <style:text-properties fo:font-weight="bold"/>
    </style:style>
  </office:styles>
  <office:automatic-styles>
    <style:page-layout style:name="Mpm1">
      <style:page-layout-properties fo:margin-top="1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svg:height="0.7cm" fo:margin-left="0cm" fo:margin-right="0cm" fo:margin-bottom="0.101cm" style:shadow="none" fo:background-color="#0066cc">
          <style:background-image/>
        </style:header-footer-properties>
      </style:header-style>
      <style:footer-style>
        <style:header-footer-properties svg:height="0.7cm" fo:margin-left="0cm" fo:margin-right="0cm" fo:margin-top="0.101cm" fo:border-top="0.035cm solid #808080" fo:border-bottom="none" fo:border-left="none" fo:border-right="none" fo:padding="0cm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ffffff" style:font-name="Arial Narrow" fo:font-size="14pt" fo:font-weight="bold"/>
    </style:style>
    <style:style style:name="MT2" style:family="text">
      <style:text-properties fo:color="#808080" style:font-name="Arial Narrow" fo:font-size="12pt" fo:font-weight="bold"/>
    </style:style>
  </office:automatic-styles>
  <office:master-styles>
    <style:master-page style:name="Default" style:page-layout-name="Mpm1">
      <style:header>
        <style:region-left>
          <text:p><text:span text:style-name="MT1">${tipoDocumento}</text:span></text:p>
        </style:region-left>
        <style:region-right>
          <text:p><text:span text:style-name="MT1">${título}</text:span></text:p>
        </style:region-right>
      </style:header>
      <style:header-left style:display="false"/>
      <style:footer>
        <style:region-left>
          <text:p><text:span text:style-name="MT2"><text:title>???</text:title></text:span></text:p>
        </style:region-left>
        <style:region-center>
          <text:p><text:span text:style-name="MT2"><text:sheet-name>???</text:sheet-name></text:span></text:p>
        </style:region-center>
        <style:region-right>
          <text:p><text:span text:style-name="MT2">Página </text:span><text:span text:style-name="MT2"><text:page-number>1</text:page-number></text:span><text:span text:style-name="MT2"> de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5">05/07/2009</text:date>, <text:time>22:30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title>El juego de la vida</dc:title>
    <meta:creation-date>2009-05-31T16:17:54</meta:creation-date>
    <dc:language>es-ES</dc:language>
    <meta:editing-cycles>68</meta:editing-cycles>
    <meta:editing-duration>PT10H10M26S</meta:editing-duration>
    <meta:initial-creator>Juan José Aguililla Martínez</meta:initial-creator>
    <dc:date>2009-07-05T22:30:15.46</dc:date>
    <dc:creator>Juan José Aguililla Martínez</dc:creator>
    <meta:document-statistic meta:table-count="2" meta:cell-count="47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0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connect-bars="false" chart:auto-position="true" chart:auto-size="true" chart:treat-empty-cells="leave-gap" chart:sort-by-x-values="fals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/>
      <style:graphic-properties draw:stroke="none" draw:fill-color="#579d1c" dr3d:edge-rounding="5%"/>
      <style:text-properties fo:color="#579d1c" style:text-outline="true" fo:font-size="8pt" fo:font-weight="bold" style:font-size-asian="6pt" style:font-size-complex="6pt"/>
    </style:style>
    <style:style style:name="ch13" style:family="chart">
      <style:chart-properties chart:solid-type="cuboid" chart:data-label-number="value" chart:data-label-text="false" chart:data-label-symbol="false"/>
      <style:graphic-properties draw:stroke="none" draw:fill-color="#4b1f6f" dr3d:edge-rounding="5%"/>
      <style:text-properties fo:color="#4b1f6f" style:text-outline="true" fo:font-size="8pt" fo:font-weight="bold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2.144cm" svg:height="10.001cm" chart:class="chart:bar" chart:style-name="ch1">
        <chart:title svg:x="9.791cm" svg:y="0.201cm" chart:style-name="ch2">
          <text:p>Rendimiento</text:p>
        </chart:title>
        <chart:subtitle svg:x="8.849cm" svg:y="0.931cm" chart:style-name="ch3">
          <text:p>Estudio empírico del coste</text:p>
        </chart:subtitle>
        <chart:legend chart:legend-position="bottom" svg:x="6.933cm" svg:y="8.877cm" chart:style-name="ch4"/>
        <chart:plot-area chart:style-name="ch5" table:cell-range-address="Rendimiento.D32:Rendimiento.F43" chart:data-source-has-labels="both" svg:x="0.683cm" svg:y="1.576cm" svg:width="20.577cm" svg:height="7.1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title svg:x="10.013cm" svg:y="8.317cm" chart:style-name="ch7">
              <text:p>Tamaño (casillas)</text:p>
            </chart:title>
            <chart:categories table:cell-range-address="Rendimiento.D33:Rendimiento.D43"/>
          </chart:axis>
          <chart:axis chart:dimension="y" chart:name="primary-y" chart:style-name="ch8">
            <chart:title svg:x="0.443cm" svg:y="6.423cm" chart:style-name="ch9">
              <text:p>Tiempo (milisegundos)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Rendimiento.F33:Rendimiento.F43" chart:label-cell-address="Rendimiento.F32:Rendimiento.F32" chart:class="chart:bar">
            <chart:data-point chart:repeated="11"/>
          </chart:series>
          <chart:series chart:style-name="ch13" chart:values-cell-range-address="Rendimiento.E33:Rendimiento.E43" chart:label-cell-address="Rendimiento.E32:Rendimiento.E32" chart:class="chart:ba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ndimiento.F32:Rendimiento.F32">T. Algoritmo iterativo (x5000)</text:p>
              </table:table-cell>
              <table:table-cell office:value-type="string">
                <text:p text:id="Rendimiento.E32:Rendimiento.E32">T. Algoritmo recursivo no final (x5000)</text:p>
              </table:table-cell>
            </table:table-row>
          </table:table-header-rows>
          <table:table-rows>
            <table:table-row>
              <table:table-cell office:value-type="string">
                <text:p text:id="Rendimiento.D33:Rendimiento.D43">1</text:p>
              </table:table-cell>
              <table:table-cell office:value-type="float" office:value="10">
                <text:p text:id="Rendimiento.F33:Rendimiento.F43">10</text:p>
              </table:table-cell>
              <table:table-cell office:value-type="float" office:value="0">
                <text:p text:id="Rendimiento.E33:Rendimiento.E43"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0">
                <text:p>700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50">
                <text:p>85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40">
                <text:p>1540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720">
                <text:p>2720</text:p>
              </table:table-cell>
              <table:table-cell office:value-type="float" office:value="3280">
                <text:p>328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440">
                <text:p>3440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6790">
                <text:p>6790</text:p>
              </table:table-cell>
              <table:table-cell office:value-type="float" office:value="8150">
                <text:p>8150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7020">
                <text:p>17020</text:p>
              </table:table-cell>
              <table:table-cell office:value-type="float" office:value="20140">
                <text:p>20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